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Title" style:master-page-name="Standard">
      <style:paragraph-properties fo:text-align="center" style:justify-single-word="false" style:page-number="1"/>
    </style:style>
    <style:style style:name="P3" style:family="paragraph" style:parent-style-name="normal">
      <style:text-properties style:text-underline-style="solid" style:text-underline-width="auto" style:text-underline-color="font-color" fo:font-weight="bold" officeooo:paragraph-rsid="000a9bdc" style:font-weight-asian="bold"/>
    </style:style>
    <style:style style:name="P4" style:family="paragraph" style:parent-style-name="normal" style:list-style-name="WWNum1">
      <style:paragraph-properties fo:margin-left="1.27cm" fo:margin-right="0cm" fo:text-indent="-0.635cm" style:auto-text-indent="false"/>
    </style:style>
    <style:style style:name="P5" style:family="paragraph" style:parent-style-name="normal" style:list-style-name="WWNum3">
      <style:paragraph-properties fo:margin-left="3.81cm" fo:margin-right="0cm" fo:text-indent="-0.635cm" style:auto-text-indent="false"/>
    </style:style>
    <style:style style:name="P6" style:family="paragraph" style:parent-style-name="normal" style:list-style-name="WWNum2">
      <style:paragraph-properties fo:margin-left="5.08cm" fo:margin-right="0cm" fo:text-indent="-0.635cm" style:auto-text-indent="false"/>
    </style:style>
    <style:style style:name="P7" style:family="paragraph" style:parent-style-name="normal">
      <style:text-properties fo:font-size="12pt" style:font-size-asian="12pt" style:font-size-complex="12pt"/>
    </style:style>
    <style:style style:name="T1" style:family="text">
      <style:text-properties fo:font-size="19pt" style:text-underline-style="solid" style:text-underline-width="auto" style:text-underline-color="font-color" fo:font-weight="bold" style:font-size-asian="19pt" style:font-weight-asian="bold" style:font-size-complex="19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style:text-underline-style="none" style:font-size-asian="12pt" style:font-size-complex="12pt"/>
    </style:style>
    <style:style style:name="T4" style:family="text">
      <style:text-properties fo:font-size="12pt" fo:font-weight="bold" style:font-size-asian="12pt" style:font-weight-asian="bold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bookmark text:name="_e2cy9r85yf3u"/>PROJET PYTHON</text:p>
      <text:p text:style-name="P1"><text:bookmark text:name="_5wlvt6ki3vi4"/>Data Cohorte 6</text:p>
      <text:p text:style-name="normal"><text:span text:style-name="T1">Algorithme du travail:</text:span></text:p>
      <text:p text:style-name="P3"/>
      <text:list xml:id="list2638711770" text:style-name="WWNum1">
        <text:list-item>
          <text:p text:style-name="P4"><text:span text:style-name="T2">Importer le module CSV qui contient les dépendances pour les fichiers CV</text:span></text:p>
        </text:list-item>
        <text:list-item>
          <text:p text:style-name="P4"><text:span text:style-name="T2">Importer le module datetime qui permet de gérer la date</text:span></text:p>
        </text:list-item>
        <text:list-item>
          <text:p text:style-name="P4"><text:span text:style-name="T2">Création d’une fonction qui gère la validité des éléments de la colonne Numéro</text:span></text:p>
        </text:list-item>
        <text:list-item>
          <text:p text:style-name="P4"><text:span text:style-name="T2">Création d’une fonction qui gère la validité des éléments de la colonne Prénom</text:span></text:p>
        </text:list-item>
        <text:list-item>
          <text:p text:style-name="P4"><text:span text:style-name="T2">Création d’une fonction qui gère la validité des éléments de la colonne Nom</text:span></text:p>
        </text:list-item>
        <text:list-item>
          <text:p text:style-name="P4"><text:span text:style-name="T2">Création d’une fonction qui gère la validité des éléments de la colonne Date de naissance</text:span></text:p>
        </text:list-item>
        <text:list-item>
          <text:p text:style-name="P4"><text:span text:style-name="T2">Création d’une fonction qui gère la validité des éléments de la colonne Classe</text:span></text:p>
        </text:list-item>
        <text:list-item>
          <text:p text:style-name="P4"><text:span text:style-name="T2">Création et initialisation de deux listes qui vont contenir les lignes valides et invalides</text:span></text:p>
        </text:list-item>
        <text:list-item>
          <text:p text:style-name="P4"><text:span text:style-name="T2">Ouvrir le fichier en mode lecture et le lire</text:span></text:p>
        </text:list-item>
        <text:list-item>
          <text:p text:style-name="P4"><text:span text:style-name="T2">Création et affectation d’une variable qui va gérer le parcours du fichier en le lisant comme un dictionnaire</text:span></text:p>
        </text:list-item>
        <text:list-item>
          <text:p text:style-name="P4"><text:span text:style-name="T2">Lecture par ligne du fichier</text:span></text:p>
        </text:list-item>
        <text:list-item>
          <text:p text:style-name="P4"><text:span text:style-name="T2">Traitement de chaque colonne en évoquant la position de la colonne à travers la lecture de la ligne dans une boucle qui lira toutes les lignes</text:span></text:p>
        </text:list-item>
        <text:list-item>
          <text:p text:style-name="P4"><text:span text:style-name="T2">À la fin des traitements mettre les lignes valides dans la liste valide et les lignes invalides dans la liste invalide</text:span></text:p>
        </text:list-item>
        <text:list-item>
          <text:p text:style-name="P4"><text:span text:style-name="T2">Création d’une fonction de tri et recherche permettant d’afficher les 5 premiers</text:span></text:p>
        </text:list-item>
        <text:list-item>
          <text:p text:style-name="P4"><text:span text:style-name="T2">Création d’une fonction qui permettra d’ajouter une information</text:span></text:p>
        </text:list-item>
        <text:list-item>
          <text:p text:style-name="P4"><text:span text:style-name="T2">Création d’une fonction qui permet de modifier une information invalide et le transférer dans la liste de dictionnaires </text:span><text:span text:style-name="T4">valide</text:span></text:p>
        </text:list-item>
        <text:list-item>
          <text:p text:style-name="P4"><text:span text:style-name="T2">Création d’une fonction gérant la pagination</text:span></text:p>
        </text:list-item>
        <text:list-item>
          <text:p text:style-name="P4"><text:span text:style-name="T2">Création d’une fonction qui gérera le menu:</text:span></text:p>
        </text:list-item>
      </text:list>
      <text:list xml:id="list2738871979" text:style-name="WWNum3">
        <text:list-item>
          <text:p text:style-name="P5"><text:span text:style-name="T2">La fonction devra permettre d’afficher un menu proposant les choix : </text:span></text:p>
        </text:list-item>
      </text:list>
      <text:list xml:id="list4108591230" text:style-name="WWNum2">
        <text:list-item>
          <text:p text:style-name="P6"><text:span text:style-name="T2">afficher les deux listes au choix</text:span></text:p>
        </text:list-item>
        <text:list-item>
          <text:p text:style-name="P6"><text:span text:style-name="T2">afficher un étudiant à partir de son Numéro</text:span></text:p>
        </text:list-item>
        <text:list-item>
          <text:p text:style-name="P6"><text:span text:style-name="T2">afficher les 5 premiers</text:span></text:p>
        </text:list-item>
        <text:list-item>
          <text:p text:style-name="P6"><text:span text:style-name="T2">ajouter une information en vérifiant sa validité</text:span></text:p>
        </text:list-item>
        <text:list-item>
          <text:p text:style-name="P6"><text:span text:style-name="T2">modifier une information invalide et le transférer dans la liste valide</text:span></text:p>
        </text:list-item>
      </text:list>
      <text:p text:style-name="P7"/>
      <text:p text:style-name="normal"><text:bookmark text:name="_20bi4o92amme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❖" style:num-suffix="❖" text:bullet-char="❖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2" text:style-name="ListLabel_20_11" loext:num-list-format="➢" style:num-suffix="➢" text:bullet-char="➢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3" text:style-name="ListLabel_20_12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4" text:style-name="ListLabel_20_13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5" text:style-name="ListLabel_20_14" loext:num-list-format="◆" style:num-suffix="◆" text:bullet-char="◆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6" text:style-name="ListLabel_20_15" loext:num-list-format="➢" style:num-suffix="➢" text:bullet-char="➢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7" text:style-name="ListLabel_20_1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bullet text:level="8" text:style-name="ListLabel_20_1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3.97cm"/>
        </style:list-level-properties>
      </text:list-level-style-bullet>
      <text:list-level-style-bullet text:level="9" text:style-name="ListLabel_20_18" loext:num-list-format="◆" style:num-suffix="◆" text:bullet-char="◆">
        <style:list-level-properties text:list-level-position-and-space-mode="label-alignment">
          <style:list-level-label-alignment text:label-followed-by="listtab" fo:text-indent="-0.635cm" fo:margin-left="15.24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➔" style:num-suffix="➔" text:bullet-char="➔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2" text:style-name="ListLabel_20_20" loext:num-list-format="◆" style:num-suffix="◆" text:bullet-char="◆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3" text:style-name="ListLabel_20_2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4" text:style-name="ListLabel_20_22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5" text:style-name="ListLabel_20_23" loext:num-list-format="◆" style:num-suffix="◆" text:bullet-char="◆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6" text:style-name="ListLabel_20_2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7" text:style-name="ListLabel_20_25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8" text:style-name="ListLabel_20_26" loext:num-list-format="◆" style:num-suffix="◆" text:bullet-char="◆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bullet text:level="9" text:style-name="ListLabel_20_2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3.9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3-11T11:00:39.871012436</dc:date>
    <meta:editing-duration>PT2H18M49S</meta:editing-duration>
    <meta:editing-cycles>2</meta:editing-cycles>
    <meta:document-statistic meta:table-count="0" meta:image-count="0" meta:object-count="0" meta:page-count="1" meta:paragraph-count="27" meta:word-count="313" meta:character-count="1773" meta:non-whitespace-character-count="1510"/>
    <meta:generator>LibreOffice/7.3.7.2$Linux_X86_64 LibreOffice_project/30$Build-2</meta:generator>
  </office:meta>
</office:document-meta>
</file>